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extended</text:p>
          </table:table-cell>
        </table:table-row>
        <table:table-row table:style-name="ro1">
          <table:table-cell office:value-type="string" calcext:value-type="string">
            <text:p>pro micr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i sd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switches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photocel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eeper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ispl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]*[.C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table:number-columns-repeated="2"/>
          <table:table-cell table:formula="of:=[.B11]*[.C1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SUM([.D2:.D9])" office:value-type="float" office:value="22.08" calcext:value-type="float">
            <text:p>22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17:41:28.624331025</meta:creation-date>
    <dc:date>2022-02-08T18:04:29.773837830</dc:date>
    <meta:editing-duration>PT2M29S</meta:editing-duration>
    <meta:editing-cycles>3</meta:editing-cycles>
    <meta:generator>LibreOffice/7.0.4.2$Linux_X86_64 LibreOffice_project/00$Build-2</meta:generator>
    <meta:document-statistic meta:table-count="1" meta:cell-count="44" meta:object-count="0"/>
  </office:meta>
</office:document-meta>
</file>